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1">
      <style:paragraph-properties fo:margin-top="0cm" fo:margin-bottom="0cm" loext:contextual-spacing="true" fo:line-height="100%"/>
      <style:text-properties officeooo:paragraph-rsid="00185b11"/>
    </style:style>
    <style:style style:name="P2" style:family="paragraph" style:parent-style-name="List_20_Paragraph" style:list-style-name="L4">
      <style:paragraph-properties fo:margin-top="0cm" fo:margin-bottom="0cm" loext:contextual-spacing="true" fo:line-height="100%"/>
      <style:text-properties officeooo:paragraph-rsid="00185b11"/>
    </style:style>
    <style:style style:name="P3" style:family="paragraph" style:parent-style-name="List_20_Paragraph">
      <style:paragraph-properties fo:margin-top="0cm" fo:margin-bottom="0cm" loext:contextual-spacing="true" fo:line-height="100%"/>
      <style:text-properties officeooo:paragraph-rsid="00185b11"/>
    </style:style>
    <style:style style:name="P4" style:family="paragraph" style:parent-style-name="List_20_Paragraph" style:list-style-name="WWNum11">
      <style:paragraph-properties fo:margin-top="0cm" fo:margin-bottom="0cm" loext:contextual-spacing="true" fo:line-height="100%"/>
      <style:text-properties officeooo:rsid="001c2500" officeooo:paragraph-rsid="00185b11"/>
    </style:style>
    <style:style style:name="P5" style:family="paragraph" style:parent-style-name="List_20_Paragraph" style:list-style-name="WWNum11">
      <style:paragraph-properties fo:margin-top="0cm" fo:margin-bottom="0cm" loext:contextual-spacing="true" fo:line-height="100%"/>
      <style:text-properties fo:font-weight="normal" officeooo:rsid="001d5ebd" officeooo:paragraph-rsid="00185b11" style:font-weight-asian="normal" style:font-weight-complex="normal"/>
    </style:style>
    <style:style style:name="P6" style:family="paragraph" style:parent-style-name="List_20_Paragraph" style:list-style-name="WWNum11">
      <style:paragraph-properties fo:margin-top="0cm" fo:margin-bottom="0cm" loext:contextual-spacing="true" fo:line-height="100%"/>
      <style:text-properties fo:font-weight="normal" officeooo:rsid="001f1570" officeooo:paragraph-rsid="00185b11" style:font-weight-asian="normal" style:font-weight-complex="normal"/>
    </style:style>
    <style:style style:name="P7" style:family="paragraph" style:parent-style-name="List_20_Paragraph" style:list-style-name="WWNum11">
      <style:paragraph-properties fo:margin-top="0cm" fo:margin-bottom="0cm" loext:contextual-spacing="true" fo:line-height="100%"/>
      <style:text-properties fo:font-weight="normal" officeooo:rsid="0022b829" officeooo:paragraph-rsid="00185b11" style:font-weight-asian="normal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85b11"/>
    </style:style>
    <style:style style:name="P9" style:family="paragraph" style:parent-style-name="List_20_Paragraph" style:list-style-name="WWNum11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a055d"/>
    </style:style>
    <style:style style:name="P10" style:family="paragraph" style:parent-style-name="List_20_Paragraph" style:list-style-name="WWNum11">
      <style:paragraph-properties fo:margin-left="0cm" fo:margin-right="0cm" fo:margin-top="0cm" fo:margin-bottom="0cm" loext:contextual-spacing="true" fo:line-height="100%" fo:text-indent="0cm" style:auto-text-indent="false"/>
      <style:text-properties fo:font-size="18pt" officeooo:paragraph-rsid="001a055d" style:font-size-asian="18pt" style:font-size-complex="18pt"/>
    </style:style>
    <style:style style:name="P11" style:family="paragraph" style:parent-style-name="No_20_Spacing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a055d"/>
    </style:style>
    <style:style style:name="P12" style:family="paragraph" style:parent-style-name="No_20_Spacing" style:list-style-name="WWNum11">
      <style:text-properties officeooo:paragraph-rsid="001a055d"/>
    </style:style>
    <style:style style:name="P13" style:family="paragraph" style:parent-style-name="No_20_Spacing">
      <style:text-properties officeooo:paragraph-rsid="001a055d"/>
    </style:style>
    <style:style style:name="P14" style:family="paragraph" style:parent-style-name="No_20_Spacing" style:list-style-name="L1">
      <style:text-properties officeooo:paragraph-rsid="001a055d"/>
    </style:style>
    <style:style style:name="P15" style:family="paragraph" style:parent-style-name="No_20_Spacing" style:list-style-name="L2">
      <style:text-properties officeooo:paragraph-rsid="001a055d"/>
    </style:style>
    <style:style style:name="P16" style:family="paragraph" style:parent-style-name="No_20_Spacing" style:list-style-name="L3">
      <style:text-properties officeooo:paragraph-rsid="001a055d"/>
    </style:style>
    <style:style style:name="P17" style:family="paragraph" style:parent-style-name="No_20_Spacing" style:list-style-name="WWNum11">
      <style:paragraph-properties fo:margin-left="2.54cm" fo:margin-right="0cm" fo:text-indent="0cm" style:auto-text-indent="false"/>
      <style:text-properties officeooo:paragraph-rsid="001a055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85b1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8pt" fo:font-weight="bold" officeooo:rsid="00185b11" officeooo:paragraph-rsid="00185b11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1570" style:font-weight-asian="bold"/>
    </style:style>
    <style:style style:name="T3" style:family="text">
      <style:text-properties fo:font-weight="bold" officeooo:rsid="001d5ebd" style:font-weight-asian="bold"/>
    </style:style>
    <style:style style:name="T4" style:family="text">
      <style:text-properties fo:font-weight="bold" officeooo:rsid="0022b829" style:font-weight-asian="bold"/>
    </style:style>
    <style:style style:name="T5" style:family="text">
      <style:text-properties fo:font-weight="bold" officeooo:rsid="00210118" style:font-weight-asian="bold"/>
    </style:style>
    <style:style style:name="T6" style:family="text">
      <style:text-properties fo:font-weight="bold" officeooo:rsid="001a055d" style:font-weight-asian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f1570" style:font-size-asian="12pt" style:font-weight-asian="bold"/>
    </style:style>
    <style:style style:name="T9" style:family="text">
      <style:text-properties officeooo:rsid="001d5ebd"/>
    </style:style>
    <style:style style:name="T10" style:family="text">
      <style:text-properties officeooo:rsid="001c2500"/>
    </style:style>
    <style:style style:name="T11" style:family="text">
      <style:text-properties fo:color="#000000" style:text-underline-style="none" officeooo:rsid="001c2500"/>
    </style:style>
    <style:style style:name="T12" style:family="text">
      <style:text-properties fo:color="#000000" style:text-underline-style="none" officeooo:rsid="001d5ebd"/>
    </style:style>
    <style:style style:name="T13" style:family="text">
      <style:text-properties officeooo:rsid="00221d90"/>
    </style:style>
    <style:style style:name="T14" style:family="text">
      <style:text-properties officeooo:rsid="0022b829"/>
    </style:style>
    <style:style style:name="T15" style:family="text">
      <style:text-properties fo:font-weight="normal" officeooo:rsid="001f1570" style:font-weight-asian="normal" style:font-weight-complex="normal"/>
    </style:style>
    <style:style style:name="T16" style:family="text">
      <style:text-properties fo:font-weight="normal" officeooo:rsid="0022b829" style:font-weight-asian="normal" style:font-weight-complex="normal"/>
    </style:style>
    <style:style style:name="T17" style:family="text">
      <style:text-properties officeooo:rsid="001f1570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tyle="italic" style:text-underline-style="solid" style:text-underline-width="auto" style:text-underline-color="font-color" style:font-style-asian="italic"/>
    </style:style>
    <style:style style:name="T21" style:family="text">
      <style:text-properties officeooo:rsid="00210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inal Project : AIDI-1100</text:p>
      <text:p text:style-name="P18"/>
      <text:p text:style-name="P18">Write a python program that can do the following:<text:line-break/></text:p>
      <text:p text:style-name="P8"><text:span text:style-name="T7">CODING SECTION (</text:span><text:span text:style-name="T8">8</text:span><text:span text:style-name="T7">0)</text:span></text:p>
      <text:list xml:id="list3378723833" text:style-name="WWNum11">
        <text:list-item>
          <text:p text:style-name="P1"><text:span text:style-name="T1">[</text:span><text:span text:style-name="T2">25</text:span><text:span text:style-name="T1"> Marks] Scan/Parse</text:span></text:p>
          <text:list>
            <text:list-item>
              <text:p text:style-name="P1">Scan and parse <text:span text:style-name="T9">data</text:span> from “<text:span text:style-name="T10">any data-driven</text:span>” website.</text:p>
              <text:p text:style-name="P4">Examples:</text:p>
              <text:list>
                <text:list-item>
                  <text:p text:style-name="P1"><text:span text:style-name="T11">Sport</text:span><text:span text:style-name="T12">s </text:span><text:span text:style-name="T11">s</text:span><text:span text:style-name="T12">tats (Basketball , Hockey, Baseball, Cricket ....)</text:span></text:p>
                </text:list-item>
                <text:list-item>
                  <text:p text:style-name="P1"><text:span text:style-name="T12">E-commerce (product catalogues)</text:span></text:p>
                </text:list-item>
                <text:list-item>
                  <text:p text:style-name="P1"><text:span text:style-name="T12">Real Estate</text:span></text:p>
                </text:list-item>
                <text:list-item>
                  <text:p text:style-name="P1"><text:span text:style-name="T12">Auto sales</text:span></text:p>
                </text:list-item>
                <text:list-item>
                  <text:p text:style-name="P1"><text:span text:style-name="T12">Stocks</text:span></text:p>
                </text:list-item>
                <text:list-item>
                  <text:p text:style-name="P1"><text:span text:style-name="T12">Weather</text:span></text:p>
                </text:list-item>
                <text:list-item>
                  <text:p text:style-name="P1"><text:span text:style-name="T12">... Any other site with lot of interesting data</text:span></text:p>
                </text:list-item>
                <text:list-item>
                  <text:p text:style-name="P1"><text:span text:style-name="T12">(Please don’t use data from a repository (e.g. Kaggle)</text:span><text:line-break/></text:p>
                </text:list-item>
              </text:list>
            </text:list-item>
          </text:list>
        </text:list-item>
        <text:list-item>
          <text:p text:style-name="P1"><text:span text:style-name="T1">[</text:span><text:span text:style-name="T2">1</text:span><text:span text:style-name="T1">0 Marks] Store</text:span></text:p>
          <text:list>
            <text:list-item>
              <text:p text:style-name="P1"><text:span text:style-name="T13">Clean and store</text:span><text:span text:style-name="T9"> </text:span><text:span text:style-name="T13">the</text:span><text:span text:style-name="T9"> data</text:span> <text:s/>(CSV, <text:span text:style-name="T9">JSON</text:span>, <text:span text:style-name="T9">Pickle, DB ...</text:span><text:bookmark text:name="_GoBack"/>) </text:p>
              <text:p text:style-name="P1"><text:line-break/></text:p>
            </text:list-item>
          </text:list>
        </text:list-item>
        <text:list-item>
          <text:p text:style-name="P1"><text:span text:style-name="T1">[</text:span><text:span text:style-name="T2">25</text:span><text:span text:style-name="T1"> Marks] Visualize</text:span></text:p>
          <text:list>
            <text:list-item>
              <text:p text:style-name="P5">Visualize interesting findings of data</text:p>
              <text:p text:style-name="P5">Example:</text:p>
              <text:list>
                <text:list-item>
                  <text:p text:style-name="P1"><text:span text:style-name="T9">Who has the best goals per game against Toronto Maple Leafs</text:span>.</text:p>
                </text:list-item>
                <text:list-item>
                  <text:p text:style-name="P1"><text:span text:style-name="T9">What’s the chance of Australia winning a cricket </text:span><text:span text:style-name="T13">match</text:span><text:span text:style-name="T9"> </text:span><text:span text:style-name="T13">against</text:span><text:span text:style-name="T9"> India, when they play in a particular venue</text:span></text:p>
                </text:list-item>
                <text:list-item>
                  <text:p text:style-name="P5">What’s the price change of Tesla stock during last week</text:p>
                </text:list-item>
                <text:list-item>
                  <text:p text:style-name="P6">Bitcoin trading value against Ethereum ( daily/weekly/monthly plots)</text:p>
                </text:list-item>
                <text:list-item>
                  <text:p text:style-name="P7">What’s the most expensive neighbourhood in Toronto</text:p>
                </text:list-item>
                <text:list-item>
                  <text:p text:style-name="P6">Trends <text:span text:style-name="T14">(it is OK to use ML to determine more interesting facts ...)</text:span></text:p>
                </text:list-item>
              </text:list>
            </text:list-item>
          </text:list>
        </text:list-item>
        <text:list-item>
          <text:p text:style-name="P1"><text:span text:style-name="T1">[</text:span><text:span text:style-name="T2">2</text:span><text:span text:style-name="T1">0 Marks] </text:span><text:span text:style-name="T3">Build a Web interface to </text:span><text:span text:style-name="T2">Access the model (</text:span><text:span text:style-name="T15">Graphs are not required, Text data would be enough</text:span><text:span text:style-name="T2">)</text:span></text:p>
          <text:list>
            <text:list-item>
              <text:list>
                <text:list-header>
                  <text:p text:style-name="P1"><text:line-break/></text:p>
                  <text:list>
                    <text:list-header>
                      <text:p text:style-name="P1"><text:line-break/></text:p>
                    </text:list-header>
                  </text:list>
                </text:list-header>
              </text:list>
            </text:list-item>
          </text:list>
        </text:list-item>
      </text:list>
      <text:p text:style-name="P8"><text:span text:style-name="T7">PRESENTATION SECTION (</text:span><text:span text:style-name="T8">2</text:span><text:span text:style-name="T7">0)</text:span></text:p>
      <text:list xml:id="list3511183012" text:style-name="L4">
        <text:list-item>
          <text:p text:style-name="P2"><text:span text:style-name="T1">[</text:span><text:span text:style-name="T2">15</text:span><text:span text:style-name="T1"> Marks] Presentation </text:span><text:span text:style-name="T4">(</text:span><text:span text:style-name="T16">there will be a recording as well as in-person presentation of your work</text:span><text:span text:style-name="T4">)</text:span></text:p>
          <text:list>
            <text:list-item>
              <text:p text:style-name="P2">Students must prepare (at least <text:span text:style-name="T17">8</text:span> slides) &amp; present a presentation on the content covered above</text:p>
            </text:list-item>
            <text:list-item>
              <text:p text:style-name="P2">Performance will be tracked during presentation (including individual participation); who is asking questions (from audience) and who is answering them<text:line-break/></text:p>
            </text:list-item>
          </text:list>
        </text:list-item>
      </text:list>
      <text:p text:style-name="P3"><text:span text:style-name="T1">[</text:span><text:span text:style-name="T2">5</text:span><text:span text:style-name="T1"> Marks] Member Evaluation</text:span></text:p>
      <text:p text:style-name="List_20_Paragraph">Students must grade each other’s performance during the project </text:p>
      <text:list xml:id="list143220773939774" text:continue-list="list3378723833" text:style-name="WWNum11">
        <text:list-item>
          <text:list>
            <text:list-item>
              <text:list>
                <text:list-item>
                  <text:list>
                    <text:list-header>
                      <text:p text:style-name="P9"><text:span text:style-name="T6"/></text:p>
                      <text:p text:style-name="P10"><text:soft-page-break/><text:span text:style-name="T6"/></text:p>
                      <text:p text:style-name="P10"><text:span text:style-name="T6">Project Checklist: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span text:style-name="T19">Group Details</text:span></text:p>
      <text:list xml:id="list93295524" text:style-name="L1">
        <text:list-item>
          <text:list>
            <text:list-item>
              <text:p text:style-name="P14"><text:span text:style-name="T1">This is a group assignment</text:span>; therefore, you are allowed to collaborate, share ideas</text:p>
            </text:list-item>
            <text:list-item>
              <text:p text:style-name="P14">On top of being responsible for writing code – you <text:span text:style-name="T18">must</text:span> cater to your responsibilities based on your assigned role. You <text:span text:style-name="T1">are</text:span> allowed to <text:span text:style-name="T20">switch</text:span> roles/add roles/customize roles as you see fit, based on discretion amongst your peers. Objective is to <text:span text:style-name="T19">work</text:span> <text:span text:style-name="T19">together</text:span>.</text:p>
            </text:list-item>
          </text:list>
        </text:list-item>
      </text:list>
      <text:list xml:id="list143220111070398" text:continue-list="list143220773939774" text:style-name="WWNum11">
        <text:list-item>
          <text:list>
            <text:list-item>
              <text:list>
                <text:list-item>
                  <text:p text:style-name="P12">Project POC (point of contact, one who is responsible to bring everyone together)</text:p>
                </text:list-item>
                <text:list-item>
                  <text:p text:style-name="P12">Project Architect (one who has a code strategy and design in mind)</text:p>
                </text:list-item>
                <text:list-item>
                  <text:p text:style-name="P12">Project Specialist (one who brings all materials together and understands data flow)</text:p>
                </text:list-item>
                <text:list-item>
                  <text:p text:style-name="P12">Project BA (one who investigates and clarifies requirements)</text:p>
                </text:list-item>
              </text:list>
            </text:list-item>
          </text:list>
          <text:p text:style-name="P17"><text:line-break/></text:p>
        </text:list-item>
      </text:list>
      <text:p text:style-name="P13"><text:span text:style-name="T19">Submission Details</text:span></text:p>
      <text:list xml:id="list3986781144" text:style-name="L2">
        <text:list-item>
          <text:list>
            <text:list-item>
              <text:p text:style-name="P15"><text:span text:style-name="T19">Presentation Section</text:span></text:p>
            </text:list-item>
          </text:list>
        </text:list-item>
      </text:list>
      <text:list xml:id="list143220590088062" text:continue-list="list143220111070398" text:style-name="WWNum11">
        <text:list-item>
          <text:list>
            <text:list-item>
              <text:list>
                <text:list-item>
                  <text:p text:style-name="P12"><text:span text:style-name="T5">Recording of your work (Presentation)</text:span></text:p>
                  <text:list>
                    <text:list-item>
                      <text:p text:style-name="P12">The PPT slide must be prepared per group and presented by <text:span text:style-name="T21">each member</text:span></text:p>
                    </text:list-item>
                    <text:list-item>
                      <text:p text:style-name="P12"><text:span text:style-name="T21">Recording of the </text:span>presentation must be:</text:p>
                      <text:list>
                        <text:list-item>
                          <text:p text:style-name="P12">Slides: <text:span text:style-name="T21">8-12</text:span></text:p>
                        </text:list-item>
                        <text:list-item>
                          <text:p text:style-name="P12">Max-time: 10mins 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1">Submission and Due Dates</text:span></text:p>
                  <text:list>
                    <text:list-item>
                      <text:p text:style-name="P12"><text:span text:style-name="T21">Will be posted in the course shell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15810716" text:style-name="L3">
        <text:list-item>
          <text:list>
            <text:list-item>
              <text:p text:style-name="P16"><text:span text:style-name="T19">Code Section</text:span></text:p>
            </text:list-item>
          </text:list>
        </text:list-item>
      </text:list>
      <text:list xml:id="list143220546273449" text:continue-list="list143220590088062" text:style-name="WWNum11">
        <text:list-item>
          <text:list>
            <text:list-item>
              <text:list>
                <text:list-item>
                  <text:p text:style-name="P12"><text:span text:style-name="T1">Documentation and File-Naming Conventions</text:span></text:p>
                  <text:list>
                    <text:list-item>
                      <text:p text:style-name="P12">Project must be coded in <text:span text:style-name="T21">Python</text:span></text:p>
                    </text:list-item>
                    <text:list-item>
                      <text:p text:style-name="P12">Code must be executable <text:span text:style-name="T21">(make sure paths are properly defined)</text:span></text:p>
                    </text:list-item>
                    <text:list-item>
                      <text:p text:style-name="P12">Code must be saved and submitted <text:s/><text:span text:style-name="T21">under Final project folder</text:span>, with the following naming conventions:</text:p>
                      <text:list>
                        <text:list-item>
                          <text:p text:style-name="P12"><text:span text:style-name="T1">AIDI_1100_[SECTION]_FINAL-PROJECT_GROUP-NUM.</text:span><text:span text:style-name="T5">zi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6"><text:tab/><text:tab/><text:tab/><text:tab/><text:tab/>Example1: AIDI_1100_02_FINAL-PROJECT_GROUP-1</text:span><text:span text:style-name="T5">.zip</text:span></text:p>
      <text:list xml:id="list143221146894858" text:continue-numbering="true" text:style-name="WWNum11">
        <text:list-item>
          <text:list>
            <text:list-item>
              <text:list>
                <text:list-item>
                  <text:list>
                    <text:list-header>
                      <text:p text:style-name="P9"><text:span text:style-name="T1"><text:line-break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Character_20_style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number text:level="2" text:style-name="Character_20_style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Character_20_style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4:18:39.382787916</meta:creation-date>
    <dc:date>2022-11-15T14:32:19.327643742</dc:date>
    <meta:editing-duration>PT13M3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475" meta:character-count="2894" meta:non-whitespace-character-count="2505"/>
  </office:meta>
</office:document-meta>
</file>